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BF22BF0CAF756C7.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258000001F410811948AD97B021.png" manifest:media-type="image/png"/>
  <manifest:file-entry manifest:full-path="Pictures/1000020100000320000003206B50FAD3E6E1AB3A.png" manifest:media-type="image/png"/>
  <manifest:file-entry manifest:full-path="Pictures/1000020100000320000003209732839024C7F842.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22"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23"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24"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25"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26"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27"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28"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9"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30"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31"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32"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33"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34"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35" style:family="paragraph" style:parent-style-name="Standard">
      <style:text-properties fo:color="#2a6099" style:text-underline-style="solid" style:text-underline-width="auto" style:text-underline-color="font-color" officeooo:rsid="00290300" officeooo:paragraph-rsid="00290300"/>
    </style:style>
    <style:style style:name="P36"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37" style:family="paragraph" style:parent-style-name="Standard">
      <style:text-properties officeooo:paragraph-rsid="0020e180"/>
    </style:style>
    <style:style style:name="P38" style:family="paragraph" style:parent-style-name="Standard">
      <style:text-properties fo:color="#ffbf00" officeooo:rsid="0024535c" officeooo:paragraph-rsid="0024535c"/>
    </style:style>
    <style:style style:name="P39"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40"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1"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42"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43" style:family="paragraph" style:parent-style-name="Standard">
      <style:text-properties officeooo:paragraph-rsid="00290300"/>
    </style:style>
    <style:style style:name="P44"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45"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46"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47"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8"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49"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50" style:family="paragraph" style:parent-style-name="Standard">
      <style:text-properties officeooo:paragraph-rsid="002b2cf5"/>
    </style:style>
    <style:style style:name="P51" style:family="paragraph" style:parent-style-name="Standard">
      <style:text-properties style:text-underline-style="solid" style:text-underline-width="auto" style:text-underline-color="font-color" officeooo:rsid="002d06c2" officeooo:paragraph-rsid="002d06c2"/>
    </style:style>
    <style:style style:name="P52" style:family="paragraph" style:parent-style-name="Standard">
      <style:text-properties officeooo:rsid="002d06c2" officeooo:paragraph-rsid="0032d364"/>
    </style:style>
    <style:style style:name="P53" style:family="paragraph" style:parent-style-name="Standard">
      <style:text-properties officeooo:paragraph-rsid="0032d364"/>
    </style:style>
    <style:style style:name="P54" style:family="paragraph" style:parent-style-name="Standard">
      <style:text-properties officeooo:paragraph-rsid="002a29fd"/>
    </style:style>
    <style:style style:name="P55"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56"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57"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58"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59"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60"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61"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62"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63"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64"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65"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66"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67" style:family="paragraph" style:parent-style-name="Standard" style:list-style-name="L4">
      <style:text-properties officeooo:paragraph-rsid="0018d3aa"/>
    </style:style>
    <style:style style:name="P68"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69" style:family="paragraph" style:parent-style-name="Standard" style:list-style-name="L5">
      <style:text-properties officeooo:paragraph-rsid="001c74c9"/>
    </style:style>
    <style:style style:name="P70"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1"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2"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73"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74"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75"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76"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77"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78"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79"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0"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81"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82"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83"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84"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85"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86" style:family="paragraph" style:parent-style-name="Standard" style:list-style-name="L13">
      <style:text-properties fo:color="#00a933" officeooo:rsid="002d60cd" officeooo:paragraph-rsid="002d60cd"/>
    </style:style>
    <style:style style:name="P87"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88"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89"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0" style:family="paragraph" style:parent-style-name="Standard" style:list-style-name="L13">
      <style:text-properties fo:color="#c9211e" style:text-line-through-style="solid" style:text-line-through-type="single" officeooo:paragraph-rsid="00290300"/>
    </style:style>
    <style:style style:name="P91"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92" style:family="paragraph" style:parent-style-name="Standard" style:list-style-name="L9">
      <style:text-properties officeooo:paragraph-rsid="002041d2"/>
    </style:style>
    <style:style style:name="P93"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94" style:family="paragraph" style:parent-style-name="Standard" style:list-style-name="L10">
      <style:text-properties fo:color="#111111" officeooo:rsid="0021f18e" officeooo:paragraph-rsid="00231c51"/>
    </style:style>
    <style:style style:name="P95" style:family="paragraph" style:parent-style-name="Standard" style:list-style-name="L10">
      <style:text-properties fo:color="#111111" officeooo:rsid="00231c51" officeooo:paragraph-rsid="00231c51"/>
    </style:style>
    <style:style style:name="P96"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97"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8" style:family="paragraph" style:parent-style-name="Standard" style:list-style-name="L13">
      <style:text-properties officeooo:paragraph-rsid="0026adf4"/>
    </style:style>
    <style:style style:name="P99"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00"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01"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02" style:family="paragraph" style:parent-style-name="Standard" style:list-style-name="L13">
      <style:text-properties officeooo:rsid="002d60cd" officeooo:paragraph-rsid="002d60cd"/>
    </style:style>
    <style:style style:name="P103" style:family="paragraph" style:parent-style-name="Standard" style:list-style-name="L18">
      <style:text-properties officeooo:paragraph-rsid="002b2cf5"/>
    </style:style>
    <style:style style:name="P104" style:family="paragraph" style:parent-style-name="Standard">
      <style:text-properties officeooo:paragraph-rsid="0033ff1b"/>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9"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14"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15" style:family="text">
      <style:text-properties officeooo:rsid="001e3da9"/>
    </style:style>
    <style:style style:name="T16" style:family="text">
      <style:text-properties fo:color="#c9211e"/>
    </style:style>
    <style:style style:name="T17" style:family="text">
      <style:text-properties fo:color="#c9211e" fo:font-size="12pt" style:text-underline-style="none" fo:font-weight="normal" officeooo:rsid="001c74c9" style:font-size-asian="10.5pt" style:font-weight-asian="normal" style:font-size-complex="12pt" style:font-weight-complex="normal"/>
    </style:style>
    <style:style style:name="T18" style:family="text">
      <style:text-properties fo:color="#c9211e" fo:font-size="12pt" style:text-underline-style="none" fo:font-weight="normal" officeooo:rsid="001e0808" style:font-size-asian="10.5pt" style:font-weight-asian="normal" style:font-size-complex="12pt" style:font-weight-complex="normal"/>
    </style:style>
    <style:style style:name="T19" style:family="text">
      <style:text-properties fo:color="#2a6099" fo:font-size="12pt" style:text-underline-style="none" fo:font-weight="normal" style:font-size-asian="10.5pt" style:font-weight-asian="normal" style:font-size-complex="12pt" style:font-weight-complex="normal"/>
    </style:style>
    <style:style style:name="T20" style:family="text">
      <style:text-properties fo:color="#2a6099" fo:font-size="12pt" style:text-underline-style="none" fo:font-weight="normal" officeooo:rsid="0020e180" style:font-size-asian="10.5pt" style:font-weight-asian="normal" style:font-size-complex="12pt" style:font-weight-complex="normal"/>
    </style:style>
    <style:style style:name="T21" style:family="text">
      <style:text-properties fo:color="#2a6099" fo:font-size="12pt" style:text-underline-style="none" fo:font-weight="normal" officeooo:rsid="002041d2" style:font-size-asian="10.5pt" style:font-weight-asian="normal" style:font-size-complex="12pt" style:font-weight-complex="normal"/>
    </style:style>
    <style:style style:name="T22" style:family="text">
      <style:text-properties fo:color="#2a6099" fo:font-size="12pt" style:text-underline-style="none" fo:font-weight="normal" officeooo:rsid="0024bff8" style:font-size-asian="10.5pt" style:font-weight-asian="normal" style:font-size-complex="12pt" style:font-weight-complex="normal"/>
    </style:style>
    <style:style style:name="T23" style:family="text">
      <style:text-properties fo:color="#2a6099" fo:font-size="12pt" style:text-underline-style="none" fo:font-weight="normal" officeooo:rsid="0026adf4" style:font-size-asian="10.5pt" style:font-weight-asian="normal" style:font-size-complex="12pt" style:font-weight-complex="normal"/>
    </style:style>
    <style:style style:name="T24" style:family="text">
      <style:text-properties fo:color="#2a6099" fo:font-size="12pt" style:text-underline-style="none" fo:font-weight="normal" officeooo:rsid="00272879" style:font-size-asian="10.5pt" style:font-weight-asian="normal" style:font-size-complex="12pt" style:font-weight-complex="normal"/>
    </style:style>
    <style:style style:name="T25" style:family="text">
      <style:text-properties fo:color="#2a6099" fo:font-size="12pt" style:text-underline-style="none" fo:font-weight="normal" officeooo:rsid="002a29fd" style:font-size-asian="10.5pt" style:font-weight-asian="normal" style:font-size-complex="12pt" style:font-weight-complex="normal"/>
    </style:style>
    <style:style style:name="T26" style:family="text">
      <style:text-properties officeooo:rsid="0018d3aa"/>
    </style:style>
    <style:style style:name="T27" style:family="text">
      <style:text-properties fo:font-size="12pt" style:text-underline-style="none" fo:font-weight="normal" style:font-size-asian="10.5pt" style:font-weight-asian="normal" style:font-size-complex="12pt" style:font-weight-complex="normal"/>
    </style:style>
    <style:style style:name="T28" style:family="text">
      <style:text-properties fo:font-size="12pt" style:text-underline-style="none" fo:font-weight="normal" officeooo:rsid="00231c51" style:font-size-asian="10.5pt" style:font-weight-asian="normal" style:font-size-complex="12pt" style:font-weight-complex="normal"/>
    </style:style>
    <style:style style:name="T29" style:family="text">
      <style:text-properties fo:font-size="12pt" style:text-underline-style="none" fo:font-weight="normal" officeooo:rsid="0024535c" style:font-size-asian="10.5pt" style:font-weight-asian="normal" style:font-size-complex="12pt" style:font-weight-complex="normal"/>
    </style:style>
    <style:style style:name="T30" style:family="text">
      <style:text-properties fo:font-size="12pt" style:text-underline-style="none" fo:font-weight="normal" officeooo:rsid="00290300" style:font-size-asian="10.5pt" style:font-weight-asian="normal" style:font-size-complex="12pt" style:font-weight-complex="normal"/>
    </style:style>
    <style:style style:name="T31" style:family="text">
      <style:text-properties officeooo:rsid="001e0808"/>
    </style:style>
    <style:style style:name="T32" style:family="text">
      <style:text-properties fo:color="#111111" fo:font-size="12pt" style:text-underline-style="none" fo:font-weight="normal" officeooo:rsid="0020e180" style:font-size-asian="10.5pt" style:font-weight-asian="normal" style:font-size-complex="12pt" style:font-weight-complex="normal"/>
    </style:style>
    <style:style style:name="T33" style:family="text">
      <style:text-properties fo:color="#111111" fo:font-size="12pt" style:text-underline-style="none" fo:font-weight="normal" officeooo:rsid="002041d2" style:font-size-asian="10.5pt" style:font-weight-asian="normal" style:font-size-complex="12pt" style:font-weight-complex="normal"/>
    </style:style>
    <style:style style:name="T34" style:family="text">
      <style:text-properties fo:color="#800080" fo:font-size="12pt" style:text-underline-style="none" fo:font-weight="normal" officeooo:rsid="0026adf4" style:font-size-asian="10.5pt" style:font-weight-asian="normal" style:font-size-complex="12pt" style:font-weight-complex="normal"/>
    </style:style>
    <style:style style:name="T35"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36"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37"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38"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39"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40"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41"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42" style:family="text">
      <style:text-properties style:text-line-through-style="none" style:text-line-through-type="none" fo:font-size="12pt" fo:font-weight="normal" style:font-size-asian="10.5pt" style:font-weight-asian="normal" style:font-size-complex="12pt" style:font-weight-complex="normal"/>
    </style:style>
    <style:style style:name="T43"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44" style:family="text">
      <style:text-properties style:text-line-through-style="solid" style:text-line-through-type="single"/>
    </style:style>
    <style:style style:name="T45" style:family="text">
      <style:text-properties officeooo:rsid="003956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15">Mc_SLN, Mp_SLN, </text:span>sigma_LN, sigma_SLN, alpha_SLN, alpha_CC3, beta</text:p>
      <text:p text:style-name="P5"/>
      <text:p text:style-name="P5">Isatis runs</text:p>
      <text:p text:style-name="P2"/>
      <text:p text:style-name="P2">Unmodified version</text:p>
      <text:list xml:id="list622951051" text:style-name="L1">
        <text:list-item>
          <text:p text:style-name="P55">Monochromatic MF</text:p>
        </text:list-item>
      </text:list>
      <text:p text:style-name="P2"/>
      <text:p text:style-name="P2">Modified version</text:p>
      <text:list xml:id="list1737484229" text:style-name="L2">
        <text:list-item>
          <text:p text:style-name="P56">Monochromatic MF</text:p>
        </text:list-item>
        <text:list-item>
          <text:p text:style-name="P56">Log-normal</text:p>
          <text:list>
            <text:list-item>
              <text:p text:style-name="P56">Delta = 0.0, 0.1, 0.3, 0.5, 1.0, 2.0, <text:span text:style-name="T16">5.0</text:span></text:p>
            </text:list-item>
          </text:list>
        </text:list-item>
        <text:list-item>
          <text:p text:style-name="P59">Skew-lognormal</text:p>
          <text:list>
            <text:list-item>
              <text:p text:style-name="P59">Delta = 0.0, 0.1, 0.3, 0.5, 1.0, 2.0, 5.0</text:p>
            </text:list-item>
          </text:list>
        </text:list-item>
        <text:list-item>
          <text:p text:style-name="P59">Critical collapse 3</text:p>
          <text:list>
            <text:list-item>
              <text:p text:style-name="P59">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1661606781" text:style-name="L3">
        <text:list-item>
          <text:p text:style-name="P57">numpy</text:p>
        </text:list-item>
        <text:list-item>
          <text:p text:style-name="P57">matplotlib.pyplot</text:p>
        </text:list-item>
        <text:list-item>
          <text:p text:style-name="P57">matplotlib</text:p>
        </text:list-item>
        <text:list-item>
          <text:p text:style-name="P58">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405840461" text:style-name="L4">
        <text:list-item>
          <text:p text:style-name="P67"><text:span text:style-name="T1">constraint_Carr(mc_values, m_mono, </text:span><text:span text:style-name="T2">f_max, </text:span><text:span text:style-name="T1">mf, params):</text:span></text:p>
          <text:list>
            <text:list-item>
              <text:p text:style-name="P62">Calculate constraint on f_PBH for an extended mass function, using the method from 1705.05567.</text:p>
            </text:list-item>
            <text:list-item>
              <text:p text:style-name="P63">mc_values: Array-like</text:p>
              <text:list>
                <text:list-item>
                  <text:p text:style-name="P63">Characteristic PBH mass (m_c for a (skew-)lognormal, m_p for CC3).</text:p>
                </text:list-item>
              </text:list>
            </text:list-item>
            <text:list-item>
              <text:p text:style-name="P63">m_mono: Array-like</text:p>
              <text:list>
                <text:list-item>
                  <text:p text:style-name="P63">Masses at which constraints for a monochromatic PBH mass function are evaluated.</text:p>
                </text:list-item>
              </text:list>
            </text:list-item>
            <text:list-item>
              <text:p text:style-name="P63">f_max: Array-like</text:p>
              <text:list>
                <text:list-header>
                  <text:p text:style-name="P63">Constraints obtained for a monochromatic mass function.</text:p>
                </text:list-header>
              </text:list>
            </text:list-item>
            <text:list-item>
              <text:p text:style-name="P63">mf: Function</text:p>
              <text:list>
                <text:list-item>
                  <text:p text:style-name="P63">PBH mass function.</text:p>
                </text:list-item>
              </text:list>
            </text:list-item>
            <text:list-item>
              <text:p text:style-name="P63">params: Array-like:</text:p>
              <text:list>
                <text:list-item>
                  <text:p text:style-name="P63">Parameters of the PBH mass function</text:p>
                </text:list-item>
              </text:list>
            </text:list-item>
            <text:list-item>
              <text:p text:style-name="P64">Returns:</text:p>
              <text:list>
                <text:list-item>
                  <text:p text:style-name="P64">f_PBH : Array-like</text:p>
                  <text:list>
                    <text:list-item>
                      <text:p text:style-name="P64">Constraints on f_PBH.</text:p>
                    </text:list-item>
                  </text:list>
                </text:list-item>
              </text:list>
            </text:list-item>
          </text:list>
        </text:list-item>
      </text:list>
      <text:p text:style-name="P36"/>
      <text:list xml:id="list151316267698276" text:continue-numbering="true" text:style-name="L4">
        <text:list-item>
          <text:list>
            <text:list-item>
              <text:p text:style-name="P68"><text:soft-page-break/>f_pbh = []</text:p>
            </text:list-item>
            <text:list-item>
              <text:p text:style-name="P68">for m_c in mc_values:</text:p>
              <text:list>
                <text:list-item>
                  <text:p text:style-name="P68">integral = np.trapz(mf(m, m_c, *params) / f_max, m_mono)</text:p>
                </text:list-item>
                <text:list-item>
                  <text:p text:style-name="P68">if integral == 0:</text:p>
                  <text:list>
                    <text:list-item>
                      <text:p text:style-name="P68">f_pbh.append(10)</text:p>
                    </text:list-item>
                  </text:list>
                </text:list-item>
                <text:list-item>
                  <text:p text:style-name="P68">else:</text:p>
                  <text:list>
                    <text:list-item>
                      <text:p text:style-name="P68">f_pbh.append(1/integral)</text:p>
                    </text:list-item>
                  </text:list>
                </text:list-item>
              </text:list>
            </text:list-item>
          </text:list>
        </text:list-item>
      </text:list>
      <text:p text:style-name="P16"/>
      <text:list xml:id="list151315862466286" text:continue-numbering="true" text:style-name="L4">
        <text:list-item>
          <text:p text:style-name="P65">envelope(constraints)</text:p>
          <text:list>
            <text:list-item>
              <text:p text:style-name="P60">Calculate the tightest constraint at a given mass, from a set of constraints.</text:p>
            </text:list-item>
            <text:list-item>
              <text:p text:style-name="P60">Constraints: Array-like</text:p>
              <text:list>
                <text:list-item>
                  <text:p text:style-name="P60">Constraints on PBH abundance. All should have the same length and be evaluated at the same PBH mass.</text:p>
                </text:list-item>
              </text:list>
            </text:list-item>
            <text:list-item>
              <text:p text:style-name="P60">Returns</text:p>
              <text:list>
                <text:list-item>
                  <text:p text:style-name="P60">tightest: Array-like</text:p>
                  <text:list>
                    <text:list-item>
                      <text:p text:style-name="P60">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23">Checks:</text:p>
      <text:p text:style-name="P24"/>
      <text:p text:style-name="P32">Compare<text:span text:style-name="T26"> method from 1705.05567 </text:span>to analytic calculations for some simple test cases where the constraint is calculable exactly.</text:p>
      <text:p text:style-name="P32"/>
      <text:p text:style-name="P25">f_max = const.</text:p>
      <text:list xml:id="list505236357" text:style-name="L5">
        <text:list-item>
          <text:p text:style-name="P70">Works well for a log-normal with sigma=0.5, so long as the range of PBH masses M is an order of magnitude wider than the range of the values of M_c chosen. For larger sigma, a wider range of PBH masses M is required</text:p>
        </text:list-item>
        <text:list-item>
          <text:p text:style-name="P69"><text:span text:style-name="T17">Explain </text:span><text:span text:style-name="T18">this behaviour</text:span></text:p>
          <text:list>
            <text:list-item>
              <text:p text:style-name="P82">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87">Intuitively, why does a constant f_max =&gt; constant f_PBH for an extended MF?</text:p>
          <text:list>
            <text:list-item>
              <text:p text:style-name="P82">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25"/>
      <text:p text:style-name="P25">f_max ~ 1 / M</text:p>
      <text:list xml:id="list1109191912" text:style-name="L6">
        <text:list-item>
          <text:p text:style-name="P71">Visually, result matches very closely with analytic calculation, even if the range of PBH masses M is chosen to be the same as the range of values of M_c chosen, for a log-normal with sigma in the range (0.5-4)</text:p>
        </text:list-item>
        <text:list-item>
          <text:p text:style-name="P88">Why does this test work so much better than the constant f_max test, whe<text:span text:style-name="T31">n the range of PBH masses M is chosen to be the same as the range of values of M_c chosen?</text:span></text:p>
          <text:list>
            <text:list-item>
              <text:p text:style-name="P83">Because I am not comparing like for like. </text:p>
              <text:list>
                <text:list-item>
                  <text:p text:style-name="P83">In the first test, I did the analytic integral in Eq. (12) of 1705.05567 assuming the integration limits (M_1, M_2) tend to (0, infinity).</text:p>
                </text:list-item>
                <text:list-item>
                  <text:p text:style-name="P83">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31"/>
      <text:p text:style-name="P33">Check envelope() method and isatis_reproduction.py by comparing results with those obtained using Isatis:</text:p>
      <text:list xml:id="list3122901070" text:style-name="L7">
        <text:list-item>
          <text:p text:style-name="P61">Test outline</text:p>
          <text:list>
            <text:list-item>
              <text:p text:style-name="P61">Load the data produced by running isatis_reproduction.py for each energy bin, and use the envelope() method to calculate the tightest constraint from each instrument at each PBH mass</text:p>
            </text:list-item>
            <text:list-item>
              <text:p text:style-name="P61">Compare to result obtained directly using Isatis.</text:p>
            </text:list-item>
          </text:list>
        </text:list-item>
        <text:list-item>
          <text:p text:style-name="P72"><text:soft-page-break/>Test passes excellently for the monochromatic MF constraint obtained using the modified version of Isatis.</text:p>
          <text:list>
            <text:list-item>
              <text:p text:style-name="P72">(in plot, solid lines are the direct Isatis calculation. Crosses are the results from isatis_reproduction.py combined with the envelope() method).</text:p>
            </text:list-item>
          </text:list>
        </text:list-item>
      </text:list>
      <text:p text:style-name="P27"/>
      <text:p text:style-name="P27"><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27"/>
      <text:p text:style-name="P31"/>
      <text:p text:style-name="P31">Compare Isatis method to method from 1705.05567 (using the envelope of the Isatis constraints) for:</text:p>
      <text:list xml:id="list94669290" text:style-name="L8">
        <text:list-item>
          <text:p text:style-name="P73">LN</text:p>
        </text:list-item>
        <text:list-item>
          <text:p text:style-name="P73">SLN</text:p>
        </text:list-item>
        <text:list-item>
          <text:p text:style-name="P73">CC3</text:p>
        </text:list-item>
      </text:list>
      <text:p text:style-name="P26"/>
      <text:p text:style-name="P26"/>
      <text:p text:style-name="P27">Include version using the envelope of the constraints as f_max(), and a version using the constraint from each bin individually for f_max().</text:p>
      <text:p text:style-name="P27"/>
      <text:p text:style-name="P27"><text:soft-page-break/>Envelope of constraints as f_max():</text:p>
      <text:list xml:id="list418116231" text:style-name="L9">
        <text:list-item>
          <text:p text:style-name="P92"><text:span text:style-name="T32">For f_max, use</text:span><text:span text:style-name="T33"> load_results_Isatis() to </text:span><text:span text:style-name="T32">load the monochromatic MF constraint from Isatis</text:span></text:p>
        </text:list-item>
      </text:list>
      <text:p text:style-name="P41"/>
      <text:p text:style-name="P41"/>
      <text:p text:style-name="P37"><text:span text:style-name="T20">U</text:span><text:span text:style-name="T21">sing the constraint from each bin individually for f_max():</text:span></text:p>
      <text:list xml:id="list4107280584" text:style-name="L10">
        <text:list-item>
          <text:p text:style-name="P93">For each instrument:</text:p>
          <text:list>
            <text:list-item>
              <text:p text:style-name="P94"><text:span text:style-name="T27">Load data from generated using isatis_reproduction.py </text:span><text:span text:style-name="T28">(an array of arrays, each sub-array being a constraint for a particular energy bin)</text:span></text:p>
            </text:list-item>
            <text:list-item>
              <text:p text:style-name="P93">For each sub-array (i.e. each energy bin):</text:p>
              <text:list>
                <text:list-item>
                  <text:p text:style-name="P93">Calculate a constraint f_PBH for that bin, using the Carr et al. method, evaluated at M_c</text:p>
                </text:list-item>
              </text:list>
            </text:list-item>
            <text:list-item>
              <text:p text:style-name="P95"><text:span text:style-name="T27">Use the envelope() method to evaluate the tightest constraint for an extended MF </text:span><text:span text:style-name="T29">at each M_c</text:span></text:p>
            </text:list-item>
          </text:list>
        </text:list-item>
      </text:list>
      <text:p text:style-name="P42"/>
      <text:p text:style-name="P38"><text:span text:style-name="T29">M</text:span><text:span text:style-name="T27">ake into a method? To make this part of the code easier to evaluate for different mass functions?</text:span></text:p>
      <text:p text:style-name="P26"/>
      <text:p text:style-name="P34">Results</text:p>
      <text:p text:style-name="P28">Solid line: Isatis constraints</text:p>
      <text:p text:style-name="P28">Crosses: Carr et al. method</text:p>
      <text:p text:style-name="P34"/>
      <text:p text:style-name="P34">Delta=0.0</text:p>
      <text:p text:style-name="P28">Very good agreement (no noticeable difference), at all M_c and for all instruments</text:p>
      <text:p text:style-name="P28"/>
      <text:p text:style-name="P28"><draw:frame draw:style-name="fr2" draw:name="Image3" text:anchor-type="char" svg:x="1.843cm" svg:y="0.355cm" svg:width="15.314cm" svg:height="15.314cm" draw:z-index="2"><draw:image xlink:href="Pictures/1000020100000320000003204D40247F6C431F3E.png" xlink:type="simple" xlink:show="embed" xlink:actuate="onLoad" loext:mime-type="image/png"/></draw:frame></text:p>
      <text:p text:style-name="P28"/>
      <text:p text:style-name="P28"/>
      <text:p text:style-name="P28"><text:soft-page-break/></text:p>
      <text:p text:style-name="P28"/>
      <text:p text:style-name="P34">Delta=2.0</text:p>
      <text:p text:style-name="P34"/>
      <text:p text:style-name="P39">Use Delta=2.0 since this has the widest MF for any of the lognormal MF values given in Table II of 2008.03289.</text:p>
      <text:p text:style-name="P34"/>
      <text:p text:style-name="P28">Very good agreement for f_PBH &lt; 1</text:p>
      <text:list xml:id="list445676988" text:style-name="L11">
        <text:list-item>
          <text:p text:style-name="P74">The only noticeable difference is for the Fermi-LAT constraint, close to f_PBH = 1</text:p>
        </text:list-item>
      </text:list>
      <text:p text:style-name="P28">Differences at large M_c (of f_PBH) become apparent when zooming out to include f_PBH &gt; 1</text:p>
      <text:list xml:id="list3007511538" text:style-name="L12">
        <text:list-item>
          <text:p text:style-name="P76">Difference noticeable for Fermi-LAT and EGRET</text:p>
        </text:list-item>
        <text:list-item>
          <text:p text:style-name="P78">For Fermi-LAT, the results where f_PBH = 10 correspond to where the integral in the Carr et al. method <draw:frame draw:style-name="fr2"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96">Understand if this is significant</text:p>
        </text:list-item>
      </text:list>
      <text:p text:style-name="P28"/>
      <text:p text:style-name="P28"/>
      <text:p text:style-name="P28"/>
      <text:p text:style-name="P28"/>
      <text:p text:style-name="P28"/>
      <text:p text:style-name="P28">Possible sources of difference:</text:p>
      <text:list xml:id="list1921792124" text:style-name="L13">
        <text:list-item>
          <text:p text:style-name="P77">One source of difference I’m aware of is that the range of PBH masses obtained for a monochromatic MF is not the same for the constraints obtained using Isatis and the method from 1705.05567</text:p>
          <text:list>
            <text:list-item>
              <text:p text:style-name="P98"><text:soft-page-break/><text:span text:style-name="T23">Two ways to </text:span><text:span text:style-name="T24">remove</text:span><text:span text:style-name="T23"> this </text:span><text:span text:style-name="T24">source of difference</text:span><text:span text:style-name="T23">:</text:span></text:p>
              <text:list>
                <text:list-item>
                  <text:p text:style-name="P99">Calculate the constraint from Isatis for a log-normal MF, with the range and number of PBH masses matching that of the Carr et al. method</text:p>
                </text:list-item>
                <text:list-item>
                  <text:p text:style-name="P98"><text:span text:style-name="T35">Calculate the monochromatic MF constraint using isatis_reproduction.py, with the range and number of PBH masses matching that of Isatis</text:span><text:span text:style-name="T34"> </text:span></text:p>
                </text:list-item>
              </text:list>
            </text:list-item>
          </text:list>
        </text:list-item>
      </text:list>
      <text:p text:style-name="P44"/>
      <text:list xml:id="list151316175897113" text:continue-numbering="true" text:style-name="L13">
        <text:list-item>
          <text:list>
            <text:list-item>
              <text:p text:style-name="P80">Calculate the constraint from Isatis for a log-normal MF, with the range and number of PBH masses matching that of the Carr et al. method</text:p>
              <text:list>
                <text:list-item>
                  <text:p text:style-name="P101">To address: not saving the BlackHawk output file in the ./results folder</text:p>
                  <text:list>
                    <text:list-item>
                      <text:p text:style-name="P84">This arose because the string in the first line of the BlckHawk parameters file (‘destination folder’), which determines where to save the file, was too long (&gt;42 characters)</text:p>
                    </text:list-item>
                    <text:list-item>
                      <text:p text:style-name="P84">To distinguish the results obtained using the mass range as used in 1705.05567, I appended a string “test_mass_range”</text:p>
                    </text:list-item>
                    <text:list-item>
                      <text:p text:style-name="P84">To avoid this error, I have removed the underscores, so am now appending “testmassrange”</text:p>
                    </text:list-item>
                  </text:list>
                </text:list-item>
                <text:list-item>
                  <text:p text:style-name="P89">To address: </text:p>
                  <text:list>
                    <text:list-item>
                      <text:p text:style-name="P90"><text:span text:style-name="T30">Why is </text:span><text:span text:style-name="T27">the test_extended_mass version</text:span><text:span text:style-name="T30"> not saving a parameters file for Isatis (I had to create and run this manually for the test shown)</text:span></text:p>
                      <text:list>
                        <text:list-item>
                          <text:p text:style-name="P86"><text:span text:style-name="T41">U</text:span><text:span text:style-name="T40">nclear. Running the code on Monday, the parameters file saved okay.</text:span></text:p>
                        </text:list-item>
                        <text:list-item>
                          <text:p text:style-name="P85">The “output” in the Isatis parameters file is truncated to a 35 character string, so the results file ends with “..._testmassra.txt.”</text:p>
                          <text:list>
                            <text:list-item>
                              <text:p text:style-name="P102"><text:span text:style-name="T38">T</text:span><text:span text:style-name="T36">o avoid causing conflict between the output and input results, I will re-word the appended string “test_range” to make it &lt;= 35 characters</text:span></text:p>
                            </text:list-item>
                          </text:list>
                        </text:list-item>
                      </text:list>
                    </text:list-item>
                    <text:list-item>
                      <text:p text:style-name="P89">Why is the Isatis results file for Delta=0.0 empty? (I think I may have aborted a run when re-running this)</text:p>
                      <text:list>
                        <text:list-item>
                          <text:p text:style-name="P89"><text:span text:style-name="T44">Delete the existing extended MF files</text:span>, <text:span text:style-name="T44">and re-run them to check</text:span></text:p>
                        </text:list-item>
                      </text:list>
                    </text:list-item>
                  </text:list>
                </text:list-item>
              </text:list>
            </text:list-item>
          </text:list>
        </text:list-item>
      </text:list>
      <text:p text:style-name="P46"/>
      <text:p text:style-name="P35"><text:span text:style-name="T42">Delta=2.0 (preliminary, </text:span><text:span text:style-name="T43">should re-run</text:span><text:span text:style-name="T42">)</text:span></text:p>
      <text:p text:style-name="P29">Very good agreement for f_PBH &lt; 1</text:p>
      <text:list xml:id="list151316897996293" text:continue-list="list445676988" text:style-name="L11">
        <text:list-item>
          <text:p text:style-name="P75">The only noticeable difference is for the Fermi-LAT constraint, close to f_PBH = 1</text:p>
        </text:list-item>
      </text:list>
      <text:p text:style-name="P29"/>
      <text:p text:style-name="P43"><text:span text:style-name="T22">Differences at large M_c (of f_PBH) </text:span><text:span text:style-name="T25">disappears</text:span><text:span text:style-name="T22"> when zooming out to include f_PBH &gt; 1</text:span></text:p>
      <text:p text:style-name="P29"/>
      <text:p text:style-name="P29">Difference noticeable for Fermi-LAT and EGRET</text:p>
      <text:list xml:id="list33576216" text:style-name="L14">
        <text:list-item>
          <text:p text:style-name="P79">For Fermi-LAT, the results where f_PBH = 10 correspond to where the integral in the Carr et al. method is calculated as zero.</text:p>
        </text:list-item>
      </text:list>
      <text:list xml:id="list407035446" text:style-name="L15">
        <text:list-item>
          <text:p text:style-name="P97">Understand if this is significant</text:p>
        </text:list-item>
      </text:list>
      <text:p text:style-name="P49"/>
      <text:p text:style-name="P30"/>
      <text:p text:style-name="P52"><text:span text:style-name="T22">A</text:span><text:span text:style-name="T19">n additional note is that I have only changed the range of PBH masses, not the number of PBHs simulated for the Isatis constraints.</text:span></text:p>
      <text:list xml:id="list2248265677" text:style-name="L16">
        <text:list-item>
          <text:p text:style-name="P81">Number of PBHs simulated for Isatis constraints = 10000</text:p>
        </text:list-item>
        <text:list-item>
          <text:p text:style-name="P81">Number of masses at which the monochromatic MF constraint is calculated (for the 1705.05567 method) = 1000</text:p>
        </text:list-item>
      </text:list>
      <text:p text:style-name="P49"/>
      <text:p text:style-name="P54"><text:span text:style-name="T39">C</text:span><text:span text:style-name="T37">onclusion: The difference apparent between the Isatis constraints and the method from 1705.05567 disappears when using the same PBH mass range for both sets of constraints.</text:span></text:p>
      <text:p text:style-name="P40"/>
      <text:p text:style-name="P48">To do:</text:p>
      <text:list xml:id="list3594843913" text:style-name="L17">
        <text:list-item>
          <text:p text:style-name="P91">Think about which version of the constraints is more accurate</text:p>
        </text:list-item>
      </text:list>
      <text:p text:style-name="P47"/>
      <text:p text:style-name="P47"/>
      <text:p text:style-name="P47"/>
      <text:p text:style-name="P47"/>
      <text:p text:style-name="P17"/>
      <text:p text:style-name="P17"/>
      <text:p text:style-name="P53"><text:soft-page-break/><text:span text:style-name="T5">P</text:span><text:span text:style-name="T6">lot shows comparison of constraints obtained from Isatis, using the same PBH mass range as for the constraints obtained using the method from 1705.05567.</text:span></text:p>
      <text:p text:style-name="P50"><draw:frame draw:style-name="fr2" draw:name="Image4" text:anchor-type="char" svg:x="-0.873cm" svg:y="0.185cm" svg:width="19.001cm" svg:height="19.001cm" draw:z-index="3"><draw:image xlink:href="Pictures/1000020100000320000003209EE6BEAF03C73FED.png" xlink:type="simple" xlink:show="embed" xlink:actuate="onLoad" loext:mime-type="image/png"/></draw:frame><text:span text:style-name="T13">Relative ac</text:span><text:span text:style-name="T14">ccuracy of the constraints</text:span></text:p>
      <text:list xml:id="list2344563419" text:style-name="L18">
        <text:list-item>
          <text:p text:style-name="P66">The 1705.05567 method constraints are obtained for the same PBH mass range (with 1000 PBHs) regardless of the characteristic mass (M_c or M_p) or other parameters (e.g. standard deviation sigma) of the mass function.</text:p>
        </text:list-item>
        <text:list-item>
          <text:p text:style-name="P66">This Isatis constraints are likely to be more accurate for two reasons:</text:p>
          <text:list>
            <text:list-item>
              <text:p text:style-name="P66">They include a mass range which includes all masses for which the mass function (divided by the peak value of the MF) is larger than a cutoff value (currently set at 1e-5)</text:p>
            </text:list-item>
            <text:list-item>
              <text:p text:style-name="P103"><text:span text:style-name="T3">The total number of PBH </text:span><text:span text:style-name="T4">masses</text:span><text:span text:style-name="T3"> included in this </text:span><text:span text:style-name="T7">narrower </text:span><text:span text:style-name="T8">range is larger than the 1705.05567 method constraints (10000 compared to 1000)</text:span></text:p>
            </text:list-item>
          </text:list>
        </text:list-item>
      </text:list>
      <text:p text:style-name="P18"/>
      <text:p text:style-name="P51"><text:span text:style-name="T12">P</text:span><text:span text:style-name="T11">ossible changes to improve accuracy of constraints</text:span></text:p>
      <text:list xml:id="list2401918690" text:style-name="L19">
        <text:list-item>
          <text:p text:style-name="P100">It may be possible to more accurately calculate the mass range over which an integral over the mass function is non-negligible, by using the relation between the PBH mass and emission rate.</text:p>
        </text:list-item>
      </text:list>
      <text:p text:style-name="P45"/>
      <text:p text:style-name="P45"/>
      <text:p text:style-name="P45"><text:soft-page-break/></text:p>
      <text:p text:style-name="P21"/>
      <text:p text:style-name="P21"/>
      <text:p text:style-name="P22">Test results (31/3):</text:p>
      <text:p text:style-name="P22"/>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4"><text:span text:style-name="T9">Plot results for a monochromatic mass function, obtained using isatis_reproduction.py, and compare to the results shown in Fig. 3 of 2201.01265. </text:span><text:span text:style-name="T10">Includes highest-energy bin</text:span><text:span text:style-name="T9">.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2"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2" draw:name="Image13" text:anchor-type="char" svg:x="-1cm" svg:y="9.862cm" svg:width="9.139cm" svg:height="9.139cm" draw:z-index="12"><draw:image xlink:href="Pictures/10000201000003200000032060F7FC66711878C0.png" xlink:type="simple" xlink:show="embed" xlink:actuate="onLoad" loext:mime-type="image/png"/></draw:frame><draw:frame draw:style-name="fr2"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1" draw:name="Image15" text:anchor-type="char" svg:width="19.001cm" svg:height="19.001cm" draw:z-index="14"><draw:image xlink:href="Pictures/1000020100000320000003203BF22BF0CAF756C7.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3T15:13:15.739421062</dc:date>
    <meta:editing-duration>PT3H53M6S</meta:editing-duration>
    <meta:editing-cycles>23</meta:editing-cycles>
    <meta:document-statistic meta:table-count="0" meta:image-count="15" meta:object-count="0" meta:page-count="14" meta:paragraph-count="146" meta:word-count="1787" meta:character-count="10639" meta:non-whitespace-character-count="9091"/>
  </office:meta>
</office:document-meta>
</file>